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RegistryTests.allow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RegistryTests.multipl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sRegistryTests.no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RegistryTests.customized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sRegistry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